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PBL-Schritt">
            <text:p>PBL-Schritt</text:p>
          </table:table-cell>
          <table:table-cell table:style-name="pd1" office:value-type="string" office:value="Beschreibung">
            <text:p>Beschreibung</text:p>
          </table:table-cell>
          <table:table-cell table:style-name="pd1" office:value-type="string" office:value="Woche 1">
            <text:p>Woche 1</text:p>
          </table:table-cell>
          <table:table-cell table:style-name="pd1" office:value-type="string" office:value="Woche 2">
            <text:p>Woche 2</text:p>
          </table:table-cell>
          <table:table-cell table:style-name="pd1" office:value-type="string" office:value="Woche 3">
            <text:p>Woche 3</text:p>
          </table:table-cell>
          <table:table-cell table:style-name="pd1" office:value-type="string" office:value="Woche 4">
            <text:p>Woche 4</text:p>
          </table:table-cell>
        </table:table-row>
        <table:table-row>
          <table:table-cell office:value-type="string" office:value="1. Begriffe klären">
            <text:p>1. Begriffe klären</text:p>
          </table:table-cell>
          <table:table-cell office:value-type="string" office:value="Unklare Begriffe erkennen und klären">
            <text:p>Unklare Begriffe erkennen und klär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2. Problem definieren">
            <text:p>2. Problem definieren</text:p>
          </table:table-cell>
          <table:table-cell office:value-type="string" office:value="Problem in eigenen Worten formulieren">
            <text:p>Problem in eigenen Worten formulier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3. Brainstorming">
            <text:p>3. Brainstorming</text:p>
          </table:table-cell>
          <table:table-cell office:value-type="string" office:value="Ideen und Vorwissen sammeln">
            <text:p>Ideen und Vorwissen sammel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4. Wissen strukturieren">
            <text:p>4. Wissen strukturieren</text:p>
          </table:table-cell>
          <table:table-cell office:value-type="string" office:value="Vorwissen ordnen, strukturieren">
            <text:p>Vorwissen ordnen, strukturier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5. Lernziele formulieren">
            <text:p>5. Lernziele formulieren</text:p>
          </table:table-cell>
          <table:table-cell office:value-type="string" office:value="Lernfragen / -ziele ableiten">
            <text:p>Lernfragen / -ziele ableit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6. Recherchephase">
            <text:p>6. Recherchephase</text:p>
          </table:table-cell>
          <table:table-cell office:value-type="string" office:value="Informationen selbst recherchieren">
            <text:p>Informationen selbst recherchier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7. Ergebnisse zusammenführen">
            <text:p>7. Ergebnisse zusammenführen</text:p>
          </table:table-cell>
          <table:table-cell office:value-type="string" office:value="Wissen zusammentragen und austauschen">
            <text:p>Wissen zusammentragen und austausch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8. Reflexion &amp; Anwendung">
            <text:p>8. Reflexion &amp; Anwendung</text:p>
          </table:table-cell>
          <table:table-cell office:value-type="string" office:value="Lernprozess reflektieren und anwenden">
            <text:p>Lernprozess reflektieren und anwende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